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2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Деньг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Цены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бъявления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Телефонный разговор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окументы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Форумы, мониторинг сайтов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ДКП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Осмотр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Тест-драйв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Определиться с маркой и моделью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иагностика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Год и пробе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21:03:47.878670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4:28:11.418469941</meta:creation-date>
    <dc:date>2019-08-07T23:37:35.228271895</dc:date>
    <meta:editing-duration>PT3H12M27S</meta:editing-duration>
    <meta:editing-cycles>3</meta:editing-cycles>
    <meta:generator>LibreOffice/6.0.7.3$Linux_X86_64 LibreOffice_project/00m0$Build-3</meta:generator>
    <meta:document-statistic meta:table-count="1" meta:cell-count="24" meta:object-count="0"/>
  </office:meta>
</office:document-meta>
</file>